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education_Mean followees of hater" table:style-name="ta1">
        <table:shapes>
          <draw:frame draw:z-index="0" draw:style-name="gr1" draw:text-style-name="P1" svg:width="6.2988in" svg:height="3.5429in" svg:x="7.9917in" svg:y="0.0394in">
            <draw:object draw:notify-on-update-of-ranges="'summary_counter_education_Mean followees of hater'.A2:'summary_counter_education_Mean followees of hater'.A6 'summary_counter_education_Mean followees of hater'.B1:'summary_counter_education_Mean followees of hater'.B1 'summary_counter_education_Mean followees of hater'.B2:'summary_counter_education_Mean followees of hater'.B6 'summary_counter_education_Mean followees of hater'.C1:'summary_counter_education_Mean followees of hater'.C1 'summary_counter_education_Mean followees of hater'.C2:'summary_counter_education_Mean followees of hater'.C6 'summary_counter_education_Mean followees of hater'.D1:'summary_counter_education_Mean followees of hater'.D1 'summary_counter_education_Mean followees of hater'.D2:'summary_counter_education_Mean followees of hater'.D6 'summary_counter_education_Mean followees of hater'.E1:'summary_counter_education_Mean followees of hater'.E1 'summary_counter_education_Mean followees of hater'.E2:'summary_counter_education_Mean followees of hater'.E6 'summary_counter_education_Mean followees of hater'.F1:'summary_counter_education_Mean followees of hater'.F1 'summary_counter_education_Mean followees of hater'.F2:'summary_counter_education_Mean followees of hater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ate_score_dist_alph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11" calcext:value-type="float">
            <text:p>2.311</text:p>
          </table:table-cell>
          <table:table-cell office:value-type="float" office:value="2.383" calcext:value-type="float">
            <text:p>2.383</text:p>
          </table:table-cell>
          <table:table-cell office:value-type="float" office:value="2.155" calcext:value-type="float">
            <text:p>2.155</text:p>
          </table:table-cell>
          <table:table-cell office:value-type="float" office:value="2.144" calcext:value-type="float">
            <text:p>2.144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6542426361127" calcext:value-type="float">
            <text:p>2.46542426361127</text:p>
          </table:table-cell>
          <table:table-cell office:value-type="float" office:value="2.40862325782834" calcext:value-type="float">
            <text:p>2.40862325782834</text:p>
          </table:table-cell>
          <table:table-cell office:value-type="float" office:value="2.28764297569446" calcext:value-type="float">
            <text:p>2.28764297569446</text:p>
          </table:table-cell>
          <table:table-cell office:value-type="float" office:value="2.21294568563489" calcext:value-type="float">
            <text:p>2.21294568563489</text:p>
          </table:table-cell>
          <table:table-cell office:value-type="float" office:value="2.14326198838257" calcext:value-type="float">
            <text:p>2.143261988382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277756604563" calcext:value-type="float">
            <text:p>2.5277756604563</text:p>
          </table:table-cell>
          <table:table-cell office:value-type="float" office:value="2.56875706695308" calcext:value-type="float">
            <text:p>2.56875706695308</text:p>
          </table:table-cell>
          <table:table-cell office:value-type="float" office:value="2.43715309924341" calcext:value-type="float">
            <text:p>2.43715309924341</text:p>
          </table:table-cell>
          <table:table-cell office:value-type="float" office:value="2.35902809272444" calcext:value-type="float">
            <text:p>2.35902809272444</text:p>
          </table:table-cell>
          <table:table-cell office:value-type="float" office:value="2.31839237030857" calcext:value-type="float">
            <text:p>2.31839237030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8993539483217" calcext:value-type="float">
            <text:p>2.68993539483217</text:p>
          </table:table-cell>
          <table:table-cell office:value-type="float" office:value="2.66450798117783" calcext:value-type="float">
            <text:p>2.66450798117783</text:p>
          </table:table-cell>
          <table:table-cell office:value-type="float" office:value="2.630789947054" calcext:value-type="float">
            <text:p>2.630789947054</text:p>
          </table:table-cell>
          <table:table-cell office:value-type="float" office:value="2.62259025997027" calcext:value-type="float">
            <text:p>2.62259025997027</text:p>
          </table:table-cell>
          <table:table-cell office:value-type="float" office:value="2.55407486500844" calcext:value-type="float">
            <text:p>2.55407486500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0912456550317" calcext:value-type="float">
            <text:p>2.90912456550317</text:p>
          </table:table-cell>
          <table:table-cell office:value-type="float" office:value="2.98775780436927" calcext:value-type="float">
            <text:p>2.98775780436927</text:p>
          </table:table-cell>
          <table:table-cell office:value-type="float" office:value="2.98522976022983" calcext:value-type="float">
            <text:p>2.98522976022983</text:p>
          </table:table-cell>
          <table:table-cell office:value-type="float" office:value="2.92133897400709" calcext:value-type="float">
            <text:p>2.92133897400709</text:p>
          </table:table-cell>
          <table:table-cell office:value-type="float" office:value="2.88289803858794" calcext:value-type="float">
            <text:p>2.88289803858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0:08:36.603692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8T10:08:42.081237559</dc:date>
    <meta:editing-duration>PT5M36S</meta:editing-duration>
    <meta:editing-cycles>3</meta:editing-cycles>
    <meta:generator>LibreOffice/7.0.3.1$Linux_X86_64 LibreOffice_project/00$Build-1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.9" chart:maximum="3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education_Mean followees of hater'.A2:'summary_counter_education_Mean followees of hater'.F6 'summary_counter_education_Mean followees of hater'.B1:'summary_counter_education_Mean followees of hater'.F1" chart:data-source-has-labels="both" svg:x="1.331cm" svg:y="0.18cm" svg:width="12.264cm" svg:height="7.659cm">
          <chart:coordinate-region svg:x="2.058cm" svg:y="0.379cm" svg:width="11.443cm" svg:height="6.813cm"/>
          <chart:axis chart:dimension="x" chart:name="primary-x" chart:style-name="ch4" chartooo:axis-type="auto">
            <chartooo:date-scale/>
            <chart:title svg:x="6.996cm" svg:y="8.019cm" chart:style-name="ch5">
              <text:p>alpha</text:p>
            </chart:title>
            <chart:categories table:cell-range-address="'summary_counter_education_Mean followees of hater'.A2:'summary_counter_education_Mean followees of hater'.A6"/>
          </chart:axis>
          <chart:axis chart:dimension="y" chart:name="primary-y" chart:style-name="ch6">
            <chart:title svg:x="0.451cm" svg:y="5.865cm" chart:style-name="ch7">
              <text:p>mean followees of haters</text:p>
            </chart:title>
            <chart:grid chart:style-name="ch8" chart:class="major"/>
          </chart:axis>
          <chart:series chart:style-name="ch9" chart:values-cell-range-address="'summary_counter_education_Mean followees of hater'.B2:'summary_counter_education_Mean followees of hater'.B6" chart:label-cell-address="'summary_counter_education_Mean followees of hater'.B1:'summary_counter_education_Mean followees of hater'.B1" chart:class="chart:line">
            <chart:data-point chart:repeated="5"/>
          </chart:series>
          <chart:series chart:style-name="ch10" chart:values-cell-range-address="'summary_counter_education_Mean followees of hater'.C2:'summary_counter_education_Mean followees of hater'.C6" chart:label-cell-address="'summary_counter_education_Mean followees of hater'.C1:'summary_counter_education_Mean followees of hater'.C1" chart:class="chart:line">
            <chart:data-point chart:repeated="5"/>
          </chart:series>
          <chart:series chart:style-name="ch11" chart:values-cell-range-address="'summary_counter_education_Mean followees of hater'.D2:'summary_counter_education_Mean followees of hater'.D6" chart:label-cell-address="'summary_counter_education_Mean followees of hater'.D1:'summary_counter_education_Mean followees of hater'.D1" chart:class="chart:line">
            <chart:data-point chart:repeated="5"/>
          </chart:series>
          <chart:series chart:style-name="ch12" chart:values-cell-range-address="'summary_counter_education_Mean followees of hater'.E2:'summary_counter_education_Mean followees of hater'.E6" chart:label-cell-address="'summary_counter_education_Mean followees of hater'.E1:'summary_counter_education_Mean followees of hater'.E1" chart:class="chart:line">
            <chart:data-point chart:repeated="5"/>
          </chart:series>
          <chart:series chart:style-name="ch13" chart:values-cell-range-address="'summary_counter_education_Mean followees of hater'.F2:'summary_counter_education_Mean followees of hater'.F6" chart:label-cell-address="'summary_counter_education_Mean followees of hater'.F1:'summary_counter_education_Mean followees of hater'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Mean followees of hater'.B1:'summary_counter_education_Mean followees of hater'.B1</svg:desc>
                </draw:g>
              </table:table-cell>
              <table:table-cell office:value-type="string">
                <text:p>500</text:p>
                <draw:g>
                  <svg:desc>'summary_counter_education_Mean followees of hater'.C1:'summary_counter_education_Mean followees of hater'.C1</svg:desc>
                </draw:g>
              </table:table-cell>
              <table:table-cell office:value-type="string">
                <text:p>1000</text:p>
                <draw:g>
                  <svg:desc>'summary_counter_education_Mean followees of hater'.D1:'summary_counter_education_Mean followees of hater'.D1</svg:desc>
                </draw:g>
              </table:table-cell>
              <table:table-cell office:value-type="string">
                <text:p>2000</text:p>
                <draw:g>
                  <svg:desc>'summary_counter_education_Mean followees of hater'.E1:'summary_counter_education_Mean followees of hater'.E1</svg:desc>
                </draw:g>
              </table:table-cell>
              <table:table-cell office:value-type="string">
                <text:p>5000</text:p>
                <draw:g>
                  <svg:desc>'summary_counter_education_Mean followees of hater'.F1:'summary_counter_education_Mean followees of hater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Mean followees of hater'.A2:'summary_counter_education_Mean followees of hater'.A6</svg:desc>
                </draw:g>
              </table:table-cell>
              <table:table-cell office:value-type="float" office:value="2.311">
                <text:p>2.311</text:p>
                <draw:g>
                  <svg:desc>'summary_counter_education_Mean followees of hater'.B2:'summary_counter_education_Mean followees of hater'.B6</svg:desc>
                </draw:g>
              </table:table-cell>
              <table:table-cell office:value-type="float" office:value="2.383">
                <text:p>2.383</text:p>
                <draw:g>
                  <svg:desc>'summary_counter_education_Mean followees of hater'.C2:'summary_counter_education_Mean followees of hater'.C6</svg:desc>
                </draw:g>
              </table:table-cell>
              <table:table-cell office:value-type="float" office:value="2.155">
                <text:p>2.155</text:p>
                <draw:g>
                  <svg:desc>'summary_counter_education_Mean followees of hater'.D2:'summary_counter_education_Mean followees of hater'.D6</svg:desc>
                </draw:g>
              </table:table-cell>
              <table:table-cell office:value-type="float" office:value="2.144">
                <text:p>2.144</text:p>
                <draw:g>
                  <svg:desc>'summary_counter_education_Mean followees of hater'.E2:'summary_counter_education_Mean followees of hater'.E6</svg:desc>
                </draw:g>
              </table:table-cell>
              <table:table-cell office:value-type="float" office:value="2.025">
                <text:p>2.025</text:p>
                <draw:g>
                  <svg:desc>'summary_counter_education_Mean followees of hater'.F2:'summary_counter_education_Mean followees of hater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6542426361127">
                <text:p>2.46542426361127</text:p>
              </table:table-cell>
              <table:table-cell office:value-type="float" office:value="2.40862325782834">
                <text:p>2.40862325782834</text:p>
              </table:table-cell>
              <table:table-cell office:value-type="float" office:value="2.28764297569446">
                <text:p>2.28764297569446</text:p>
              </table:table-cell>
              <table:table-cell office:value-type="float" office:value="2.21294568563489">
                <text:p>2.21294568563489</text:p>
              </table:table-cell>
              <table:table-cell office:value-type="float" office:value="2.14326198838257">
                <text:p>2.143261988382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5277756604563">
                <text:p>2.5277756604563</text:p>
              </table:table-cell>
              <table:table-cell office:value-type="float" office:value="2.56875706695308">
                <text:p>2.56875706695308</text:p>
              </table:table-cell>
              <table:table-cell office:value-type="float" office:value="2.43715309924341">
                <text:p>2.43715309924341</text:p>
              </table:table-cell>
              <table:table-cell office:value-type="float" office:value="2.35902809272444">
                <text:p>2.35902809272444</text:p>
              </table:table-cell>
              <table:table-cell office:value-type="float" office:value="2.31839237030857">
                <text:p>2.318392370308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8993539483217">
                <text:p>2.68993539483217</text:p>
              </table:table-cell>
              <table:table-cell office:value-type="float" office:value="2.66450798117783">
                <text:p>2.66450798117783</text:p>
              </table:table-cell>
              <table:table-cell office:value-type="float" office:value="2.630789947054">
                <text:p>2.630789947054</text:p>
              </table:table-cell>
              <table:table-cell office:value-type="float" office:value="2.62259025997027">
                <text:p>2.62259025997027</text:p>
              </table:table-cell>
              <table:table-cell office:value-type="float" office:value="2.55407486500844">
                <text:p>2.554074865008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90912456550317">
                <text:p>2.90912456550317</text:p>
              </table:table-cell>
              <table:table-cell office:value-type="float" office:value="2.98775780436927">
                <text:p>2.98775780436927</text:p>
              </table:table-cell>
              <table:table-cell office:value-type="float" office:value="2.98522976022983">
                <text:p>2.98522976022983</text:p>
              </table:table-cell>
              <table:table-cell office:value-type="float" office:value="2.92133897400709">
                <text:p>2.92133897400709</text:p>
              </table:table-cell>
              <table:table-cell office:value-type="float" office:value="2.88289803858794">
                <text:p>2.88289803858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